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a lógica en FOOD Inc.</text:h>
      <text:h text:style-name="Heading_20_2" text:outline-level="2">Leo Picado</text:h>
      <text:p text:style-name="Standard"/>
      <text:p text:style-name="Standard"><text:span text:style-name="T1">El propósito principal de este documental es el</text:span> de conscientizar a la poblacion sobre el origen y la calidad de los alimentos que consumimos a diario.</text:p>
      <text:p text:style-name="Standard"/>
      <text:p text:style-name="Standard"><text:span text:style-name="T1">La pregunta clave que el autor trata de contestar es</text:span> porque comemos lo que comemos y quien se beneficia de ello?</text:p>
      <text:p text:style-name="Standard"/>
      <text:p text:style-name="Standard"><text:span text:style-name="T1">La información más importante en este documental es</text:span> la investigacion realizada a las practicas de companyias como Tyson, Monsanto, Purdue, entre otras</text:p>
      <text:p text:style-name="Standard"/>
      <text:p text:style-name="Standard"><text:span text:style-name="T1">Las inferencias/conclusiones de este documental son</text:span> que hay muchas fuerzas que mueven los hilos en nuestros supermercados, ya en nuestro pais era claro cuando CSU era el duenyo de: MasXMenos, Pali, Maxibodega e Hipermas, mas ahora con la compra de Walmart de esta cadena. Nuestros habitos y ambiente ha sido modificado para beneficiar a las grandes companyias y sus cuestionables intereses.</text:p>
      <text:p text:style-name="Standard"/>
      <text:p text:style-name="Standard"><text:span text:style-name="T1">Los conceptos claves que se necesitan entender en este documental son</text:span> control, monopolio, falta de opciones, manipulacion, cultivo transgenico, enganyo.</text:p>
      <text:p text:style-name="Standard"/>
      <text:p text:style-name="Standard"><text:span text:style-name="T1">Lo que el autor quiere demostrar con los conceptos son</text:span> las malvadas practicas y cuestionable etica de grandes corporaciones y el siniestro control en el que tienen al gobierno.</text:p>
      <text:p text:style-name="Standard"/>
      <text:p text:style-name="Standard"><text:span text:style-name="T1">Los supuestos de los que parte el autor son</text:span> que los alimentos transgenicos son danyinos para la salud, que las grandes corporaciones han efectivamente demandado a los pequenyos productores por cosas tan simples como que el viento acarree semillas de un sembradio a otro.</text:p>
      <text:p text:style-name="Standard"/>
      <text:p text:style-name="Standard"><text:span text:style-name="T1">Las implicaciones que habría que afrontar si se toma en serio el planteamiento son</text:span> que los pequenyos productores no tienen opciones reales para subsistir, que toda la comida que consumimos esta, en un punto u otro, tocada por la malvada garra de alguna corporacion.</text:p>
      <text:p text:style-name="Standard"/>
      <text:p text:style-name="Standard"><text:span text:style-name="T1">Las implicaciones que habría que afrontar si no se toma en serio el planteamiento son</text:span> realmente nefastos, “hacer el bien sin pensar en quien” es un dicho muy lindo, pero lastimosamente esto no aplica <text:s/>cuando el dinero esta de por medio.</text:p>
      <text:p text:style-name="Standard"/>
      <text:p text:style-name="Standard"><text:span text:style-name="T1">Los puntos de vista principales que se presentan en este documental son</text:span> feo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Picado</meta:initial-creator>
    <meta:creation-date>2013-02-25T22:02:10</meta:creation-date>
    <dc:date>2013-02-25T23:21:14</dc:date>
    <dc:creator>Leo Picado</dc:creator>
    <meta:editing-duration>PT1H3M54S</meta:editing-duration>
    <meta:editing-cycles>20</meta:editing-cycles>
    <meta:generator>LibreOffice/3.5$Linux_X86_64 LibreOffice_project/350m1$Build-2</meta:generator>
    <meta:document-statistic meta:table-count="0" meta:image-count="0" meta:object-count="0" meta:page-count="1" meta:paragraph-count="12" meta:word-count="328" meta:character-count="2018" meta:non-whitespace-character-count="1692"/>
  </office:meta>
</office:document-meta>
</file>